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c9211e" loext:opacity="100%" fo:font-weight="bold" officeooo:rsid="000a0894" officeooo:paragraph-rsid="000a0894" style:font-weight-asian="bold" style:font-weight-complex="bold"/>
    </style:style>
    <style:style style:name="P2" style:family="paragraph" style:parent-style-name="Standard">
      <style:text-properties fo:color="#c9211e" loext:opacity="100%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>
      <style:text-properties fo:font-weight="bold" officeooo:rsid="000a0894" officeooo:paragraph-rsid="000a0894" style:font-weight-asian="bold" style:font-weight-complex="bold"/>
    </style:style>
    <style:style style:name="T1" style:family="text">
      <style:text-properties officeooo:rsid="000a089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</text:p>
      <text:p text:style-name="P2"><text:span text:style-name="T1">I</text:span> am using kubuntu 24.04 with linux kernel 6.8.0-58-generic. Do I have to specify P-cores and E-cores for LAMMPS simulation or it will automatically detect P-cores to run simulation efficiently?</text:p>
      <text:p text:style-name="Text_20_body"/>
      <text:p text:style-name="P5">Answer</text:p>
      <text:p text:style-name="Text_20_body">Nice — you're on <text:span text:style-name="Strong_20_Emphasis">Kubuntu 24.04</text:span> with <text:span text:style-name="Strong_20_Emphasis">Linux kernel 6.8</text:span>, which is <text:span text:style-name="Strong_20_Emphasis">very recent</text:span>. That’s good news for handling hybrid CPUs like Intel’s 12th-gen+ or AMD’s newer chips with asymmetric cores (if that’s your setup).</text:p>
      <text:p text:style-name="Horizontal_20_Line"/>
      <text:h text:style-name="Heading_20_3" text:outline-level="3">✅ Kernel 6.8: Hybrid-Core Awareness</text:h>
      <text:p text:style-name="Text_20_body">Linux 6.8 includes <text:span text:style-name="Strong_20_Emphasis">better hybrid scheduling</text:span> and improvements for <text:span text:style-name="Strong_20_Emphasis">Intel’s Thread Director</text:span> (if you're using an Intel hybrid CPU). This means:</text:p>
      <text:list text:style-name="L1">
        <text:list-item>
          <text:p text:style-name="P3">The <text:span text:style-name="Strong_20_Emphasis">kernel scheduler can recognize P-cores vs. E-cores</text:span>.</text:p>
        </text:list-item>
        <text:list-item>
          <text:p text:style-name="P3">It <text:span text:style-name="Strong_20_Emphasis">tries</text:span> to assign high-load tasks (like LAMMPS) to P-cores.</text:p>
        </text:list-item>
        <text:list-item>
          <text:p text:style-name="P3">But it’s <text:span text:style-name="Strong_20_Emphasis">not perfect</text:span> — the scheduler works <text:span text:style-name="Emphasis">generally well</text:span>, but may not fully optimize for performance in tightly parallel, compute-bound workloads like molecular dynamics simulations.</text:p>
        </text:list-item>
      </text:list>
      <text:p text:style-name="Horizontal_20_Line"/>
      <text:h text:style-name="Heading_20_3" text:outline-level="3">🔬 So, Should You Manually Bind LAMMPS to P-cores?</text:h>
      <text:h text:style-name="Heading_20_4" text:outline-level="4">👉 Short answer: <text:span text:style-name="Strong_20_Emphasis">Yes — if you want maximum performance.</text:span></text:h>
      <text:p text:style-name="Text_20_body">Why?</text:p>
      <text:list text:style-name="L2">
        <text:list-item>
          <text:p text:style-name="P4"><text:span text:style-name="Strong_20_Emphasis">LAMMPS doesn’t detect P-cores vs. E-cores on its own</text:span>. It just sees “available cores.”</text:p>
        </text:list-item>
        <text:list-item>
          <text:p text:style-name="P4"><text:span text:style-name="Strong_20_Emphasis">Mixing slow E-cores and fast P-cores</text:span> in parallel simulations can lead to <text:span text:style-name="Strong_20_Emphasis">thread imbalance</text:span> and <text:span text:style-name="Strong_20_Emphasis">slower overall performance</text:span>.</text:p>
        </text:list-item>
        <text:list-item>
          <text:p text:style-name="P4">Even with Linux 6.8, manual binding still often beats the automatic scheduler in heavy compute jobs.</text:p>
        </text:list-item>
      </text:list>
      <text:p text:style-name="Horizontal_20_Line"/>
      <text:h text:style-name="Heading_20_3" text:outline-level="3">⚙️ How to Bind LAMMPS to Only P-Cores</text:h>
      <text:p text:style-name="Text_20_body">Assuming you know your P-core CPU thread IDs (logical CPU numbers), you can use:</text:p>
      <text:h text:style-name="Heading_20_4" text:outline-level="4">1. <text:span text:style-name="Strong_20_Emphasis"><text:span text:style-name="Source_20_Text">taskset</text:span></text:span> (for MPI or serial jobs):</text:h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2T08:37:19.783779220</meta:creation-date>
    <dc:date>2025-04-22T08:38:50.011799819</dc:date>
    <meta:editing-duration>PT1M30S</meta:editing-duration>
    <meta:editing-cycles>1</meta:editing-cycles>
    <meta:document-statistic meta:table-count="0" meta:image-count="0" meta:object-count="0" meta:page-count="1" meta:paragraph-count="18" meta:word-count="237" meta:character-count="1458" meta:non-whitespace-character-count="1242"/>
    <meta:generator>LibreOffice/24.2.7.2$Linux_X86_64 LibreOffice_project/420$Build-2</meta:generator>
  </office:meta>
</office:document-meta>
</file>